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000000" draw:marker-start-width="1.1cm" draw:marker-end-width="1.1cm" draw:fill-color="#000000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" style:family="graphic" style:parent-style-name="standard">
      <style:graphic-properties draw:stroke="solid" svg:stroke-width="0.3cm" svg:stroke-color="#000000" draw:marker-start-width="2cm" draw:marker-end-width="2cm" draw:fill-color="#ffffff" draw:textarea-horizontal-align="justify" draw:textarea-vertical-align="middle" draw:auto-grow-height="false" fo:min-height="0cm" fo:min-width="0cm" fo:padding-top="0.425cm" fo:padding-bottom="0.425cm" fo:padding-left="0.55cm" fo:padding-right="0.55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3cm" svg:stroke-color="#ff9966" draw:marker-start-width="1.1cm" draw:marker-end-width="1.1cm" draw:fill-color="#ffcc99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none" draw:fill-color="#4c19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4cm" svg:stroke-color="#ff9966" draw:marker-start-width="1.4cm" draw:marker-end-width="1.4cm" draw:fill="none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draw:shadow="hidden"/>
    </style:style>
    <style:style style:name="gr13" style:family="graphic" style:parent-style-name="standard">
      <style:graphic-properties svg:stroke-width="0.3cm" svg:stroke-color="#000000" draw:marker-start-width="1.1cm" draw:marker-end-width="1.1cm" draw:fill-color="#ffffff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svg:stroke-width="0.3cm" svg:stroke-color="#000000" draw:marker-start-width="1.1cm" draw:marker-end-width="1.1cm" draw:fill-color="#ffff00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2.775cm" svg:y="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5.481cm" svg:y="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2.178cm 3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6.714cm 3.21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標準"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529cm" svg:height="6.664cm" svg:x="2.235cm" svg:y="1.054cm" svg:viewBox="0 0 5530 6665" svg:d="M5319 2809c136 332 211 700 211 1091s-75 759-211 1091c-137 333-337 630-585 878s-545 448-878 585c-332 136-700 211-1091 211s-759-75-1091-211c-333-137-630-337-878-585s-448-545-585-878c-136-332-211-700-211-1091s75-759 211-1091c108-262 255-502 433-714l263-2095 827 1323c316-122 663-188 1031-188 367 0 714 66 1030 187l826-1322 262 2092c180 212 327 454 436 717z">
          <text:p/>
        </draw:path>
      </draw:page>
      <draw:page draw:name="page4" draw:style-name="dp1" draw:master-page-name="標準">
        <draw:path draw:style-name="gr4" draw:text-style-name="P1" draw:layer="layout" svg:width="3.441cm" svg:height="4.556cm" svg:x="1.412cm" svg:y="1.563cm" svg:viewBox="0 0 3442 4557" svg:d="M1691 4406c-216 0-1650 438-1690-179s1213-4117 1790-4217 736 596 915 775 418 319 736 398c-557 1034-1535 3223-1751 3223z">
          <text:p/>
        </draw:path>
        <draw:path draw:style-name="gr4" draw:text-style-name="P1" draw:layer="layout" svg:width="3.441cm" svg:height="4.556cm" svg:x="5.152cm" svg:y="1.564cm" svg:viewBox="0 0 3442 4557" svg:d="M1751 4406c216 0 1650 438 1690-179s-1213-4117-1790-4217-736 596-915 775-418 319-736 398c557 1034 1535 3223 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2.128cm" svg:x="2.52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2.108cm" svg:x="5.4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標準">
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<text:p/>
        </draw:path>
        <draw:custom-shape draw:style-name="gr8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28cm" svg:x="2.34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08cm" svg:x="5.6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</draw:page>
      <draw:page draw:name="page8" draw:style-name="dp1" draw:master-page-name="標準">
        <draw:g>
  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  <text:p/>
          </draw:path>
          <draw:custom-shape draw:style-name="gr11" draw:text-style-name="P1" draw:layer="layout" svg:width="1.991cm" svg:height="1.65cm" svg:x="2.4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353cm" svg:height="0.955cm" svg:x="4.317cm" svg:y="7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  <text:p/>
          </draw:path>
          <draw:path draw:style-name="gr12" draw:text-style-name="P1" draw:layer="layout" svg:width="1.748cm" svg:height="1.649cm" svg:x="2.5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custom-shape draw:style-name="gr11" draw:text-style-name="P1" draw:layer="layout" svg:width="1.991cm" svg:height="1.65cm" svg:x="5.6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1.748cm" svg:height="1.649cm" svg:x="5.7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  <text:p/>
          </draw:path>
        </draw:g>
      </draw:page>
      <draw:page draw:name="page9" draw:style-name="dp1" draw:master-page-name="標準">
        <draw:g>
          <draw:rect draw:style-name="gr13" draw:text-style-name="P1" draw:layer="layout" svg:width="9.528cm" svg:height="6.385cm" svg:x="0.236cm" svg:y="1.808cm">
            <text:p/>
          </draw:rect>
          <draw:custom-shape draw:style-name="gr1" draw:text-style-name="P1" draw:layer="layout" svg:width="9.488cm" svg:height="3.462cm" svg:x="0.256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8cm" svg:height="3.462cm" svg:x="0.257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9cm" svg:height="2.925cm" draw:transform="rotate (3.1415926535892) translate (9.759cm 8.194cm)">
            <text:p/>
            <draw:enhanced-geometry svg:viewBox="0 0 21600 21600" draw:glue-points="?f6 10800 10800 21600 ?f5 10800 10800 0" draw:text-areas="?f3 ?f3 ?f4 ?f4" draw:mirror-horizontal="true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0" draw:style-name="dp1" draw:master-page-name="標準">
        <draw:polygon draw:style-name="gr14" draw:text-style-name="P1" draw:layer="layout" svg:width="8.929cm" svg:height="7.3cm" svg:x="0.536cm" svg:y="1.548cm" svg:viewBox="0 0 8930 7301" draw:points="2128,3043 3283,0 4439,3043 4489,3043 5644,0 6800,3043 6841,3043 7885,0 8930,3044 8921,3044 8152,7301 777,7301 8,3044 0,3044 1044,0 2089,3043">
          <text:p/>
        </draw:polygon>
      </draw:page>
      <draw:page draw:name="page11" draw:style-name="dp1" draw:master-page-name="標準">
        <draw:path draw:style-name="gr15" draw:text-style-name="P1" draw:layer="layout" svg:width="8.929cm" svg:height="7.3cm" svg:x="0.536cm" svg:y="1.549cm" svg:viewBox="0 0 8930 7301" svg:d="M6810 3805l-677 2229h1354zM4465 6556l677-2973h-1354zM2110 3804l-677 2229h1354zM2128 3043l1155-3043 1156 3043h50l1155-3043 1156 3043h41l1044-3043 1045 3044h-9l-769 4257h-7375l-769-4257h-8l1044-3044 1045 3043z">
          <text:p/>
        </draw:path>
      </draw:page>
      <draw:page draw:name="page12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5T20:10:20</meta:creation-date>
    <dc:date>2015-09-24T21:31:25</dc:date>
    <meta:editing-duration>PT14H23M1S</meta:editing-duration>
    <meta:editing-cycles>3</meta:editing-cycles>
    <meta:generator>OpenOffice/4.1.0$Unix OpenOffice.org_project/410m18$Build-9764</meta:generator>
    <meta:document-statistic meta:object-count="63"/>
  </office:meta>
</office:document-meta>
</file>